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5.437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4.113cm"/>
    </style:style>
    <style:style style:name="pr7" style:family="presentation" style:parent-style-name="oranssi-outline1">
      <style:graphic-properties fo:min-height="14.971cm"/>
    </style:style>
    <style:style style:name="pr8" style:family="presentation" style:parent-style-name="oranssi-outline1">
      <style:graphic-properties fo:min-height="14.503cm"/>
    </style:style>
    <style:style style:name="pr9" style:family="presentation" style:parent-style-name="oranssi-title">
      <style:graphic-properties fo:min-height="3.506cm"/>
    </style:style>
    <style:style style:name="co1" style:family="table-column">
      <style:table-column-properties style:column-width="2.655cm" style:use-optimal-column-width="false"/>
    </style:style>
    <style:style style:name="co2" style:family="table-column">
      <style:table-column-properties style:column-width="2.656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0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ffffff"/>
      <style:paragraph-properties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Mono" fo:font-size="30pt" style:font-size-asian="30pt" style:font-size-complex="30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style:font-name="FreeMono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fo:margin-top="0cm" fo:margin-bottom="0.5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FreeMono" fo:font-weight="normal" style:font-weight-asian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name="FreeMono" fo:font-size="30pt" style:font-size-asian="30pt" style:font-size-complex="30pt"/>
    </style:style>
    <style:style style:name="T13" style:family="text">
      <style:text-properties style:font-name="FreeMono"/>
    </style:style>
    <style:style style:name="T14" style:family="text">
      <style:text-properties fo:font-size="2pt" style:font-size-asian="2pt" style:font-size-complex="2pt"/>
    </style:style>
    <style:style style:name="T15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FreeMono" fo:font-size="22pt" fo:font-weight="normal" style:font-size-asian="22pt" style:font-weight-asian="normal" style:font-size-complex="22pt" style:font-weight-complex="normal"/>
    </style:style>
    <style:style style:name="T17" style:family="text">
      <style:text-properties style:font-name="FreeMono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</text:span><text:span text:style-name="T1">ng</text:span><text:span text:style-name="T1">ua</text:span><text:span text:style-name="T1">ge</text:span><text:span text:style-name="T1">ns </text:span><text:span text:style-name="T1">de </text:span><text:span text:style-name="T1">Pr</text:span><text:span text:style-name="T1">og</text:span><text:span text:style-name="T1">ra</text:span><text:span text:style-name="T1">m</text:span><text:span text:style-name="T1">aç</text:span><text:span text:style-name="T1">ão </text:span><text:span text:style-name="T1">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</text:span><text:span text:style-name="T2">nci</text:span><text:span text:style-name="T2">sco </text:span><text:span text:style-name="T2">San</text:span><text:span text:style-name="T2">t'An</text:span><text:span text:style-name="T2">na</text:span></text:p>
            <text:p text:style-name="P2"><text:span text:style-name="T3">Sala </text:span><text:span text:style-name="T3">6020</text:span><text:span text:style-name="T3">-B</text:span></text:p>
            <text:p text:style-name="P2"><text:span text:style-name="T4">fran</text:span><text:span text:style-name="T4">cisc</text:span><text:span text:style-name="T4">o@im</text:span><text:span text:style-name="T4">e.ue</text:span><text:span text:style-name="T4">rj.b</text:span><text:span text:style-name="T4">r</text:span></text:p>
            <text:p text:style-name="P2"><text:span text:style-name="T5"/></text:p>
            <text:p text:style-name="P2"><text:span text:style-name="T6">http:</text:span><text:span text:style-name="T6">//</text:span><text:span text:style-name="T6">githu</text:span><text:span text:style-name="T6">b.com</text:span><text:span text:style-name="T6">/</text:span><text:span text:style-name="T6">fsant</text:span><text:span text:style-name="T6">anna-</text:span><text:span text:style-name="T6">uerj/</text:span><text:span text:style-name="T6">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5.437cm" svg:x="1.4cm" svg:y="7.072cm" presentation:class="title" presentation:user-transformed="true">
          <draw:text-box>
            <text:p>Vetores<text:line-break/>Arrays<text:line-break/>String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1" text:id="id1"><text:span text:style-name="T7">int</text:span><text:span text:style-name="T8"> xs[4];</text:span></text:p>
                <text:p xml:id="id2" text:id="id2"><text:span text:style-name="T7">int</text:span><text:span text:style-name="T8"> ys[4];</text:span></text:p>
                <text:p><text:span text:style-name="T9"/></text:p>
                <text:p xml:id="id4" text:id="id4"><text:span text:style-name="T8">printf(“%p %p\n”, &amp;xs, &amp;ys);</text:span></text:p>
                <text:p><text:span text:style-name="T9"/></text:p>
                <text:p xml:id="id5" text:id="id5"><text:span text:style-name="T8">printf(“%p %p %p %p %p %p\n”,</text:span></text:p>
                <text:p xml:id="id6" text:id="id6"><text:span text:style-name="T8"><text:s text:c="8"/></text:span><text:span text:style-name="T8">xs,xs+0,xs+1,xs+2,xs+3,xs+4);</text:span></text:p>
                <text:p><text:span text:style-name="T8"/></text:p>
                <text:p xml:id="id7" text:id="id7"><text:span text:style-name="T8">*(xs+3) = 10; // xs[3]=10</text:span></text:p>
                <text:p xml:id="id8" text:id="id8"><text:span text:style-name="T8">printf(“%d\n”, xs[3]);</text:span></text:p>
              </text:list-header>
            </text:list>
          </draw:text-box>
        </draw:frame>
        <draw:frame draw:style-name="standard" xml:id="id3" draw:id="id3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4.1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3">preenche</text:span> que receba um vetor <text:span text:style-name="T13">vec</text:span> de inteiros, o tamanho do vetor <text:span text:style-name="T13">n</text:span> e preencha o vetor com <text:span text:style-name="T13">n</text:span> números lidos do teclado.</text:p>
                <text:p><text:span text:style-name="T14"/></text:p>
              </text:list-item>
              <text:list-item>
                <text:p>Crie uma função <text:span text:style-name="T13">media</text:span> que receba um vetor <text:span text:style-name="T13">vec</text:span>, o tamanho do vetor <text:span text:style-name="T13">n</text:span> e retorne a média entre todos os valores do vetor.</text:p>
                <text:p><text:span text:style-name="T14"/></text:p>
              </text:list-item>
              <text:list-item>
                <text:p>Dentro das funções, use a notação de ponteiros em vez da de índices (‘*’ vs ‘[]’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Vetor: array de dimensão 1</text:p>
                <text:list>
                  <text:list-item>
                    <text:p><text:span text:style-name="T13">int vs[2];</text:span></text:p>
                  </text:list-item>
                </text:list>
              </text:list-item>
              <text:list-item>
                <text:p>C também suporta arrays de múltiplas dimensões</text:p>
                <text:list>
                  <text:list-item>
                    <text:p><text:span text:style-name="T13">int vs[3][2];</text:span></text:p>
                  </text:list-item>
                  <text:list-item>
                    <text:p>3 linhas e 2 colu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6" draw:text-style-name="P6" draw:layer="layout" svg:width="25.199cm" svg:height="14.113cm" svg:x="-0.7cm" svg:y="6.014cm" presentation:class="outline" presentation:user-transformed="true">
          <draw:text-box>
            <text:list text:style-name="L2">
              <text:list-header>
                <text:p xml:id="id9" text:id="id9"><text:span text:style-name="T15">int</text:span><text:span text:style-name="T16"> vs[3][2] = { {1,2},{3,4},{5,6} };</text:span></text:p>
                <text:p xml:id="id11" text:id="id11"><text:span text:style-name="T15">printf</text:span><text:span text:style-name="T16">(“%d %d\n”, vs[0][1], vs[1][0]);</text:span></text:p>
                <text:p xml:id="id12" text:id="id12"><text:span text:style-name="T15">printf</text:span><text:span text:style-name="T16">(“%p %p\n”, &amp;vs, &amp;vs[0][0]);</text:span></text:p>
                <text:p xml:id="id13" text:id="id13"><text:span text:style-name="T15">printf</text:span><text:span text:style-name="T16">(“%p\n”, <text:s text:c="8"/>&amp;vs[0][1]);</text:span></text:p>
                <text:p xml:id="id14" text:id="id14"><text:span text:style-name="T15">printf</text:span><text:span text:style-name="T16">(“%p\n”, <text:s text:c="8"/>&amp;vs[1][0]);</text:span></text:p>
                <text:p><text:span text:style-name="T16"/></text:p>
              </text:list-header>
            </text:list>
          </draw:text-box>
        </draw:frame>
        <draw:frame draw:style-name="standard" xml:id="id10" draw:id="id10" draw:layer="layout" svg:width="7.965cm" svg:height="9.205cm" svg:x="19.685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v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4.2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3">preenche</text:span> que receba um array bidimensional <text:span text:style-name="T13">arr</text:span> de inteiros com uma dimensão fixa (<text:span text:style-name="T17">LxC</text:span>), e preencha o array com <text:span text:style-name="T13">l*c</text:span> números lidos do teclado.</text:p>
                <text:p><text:span text:style-name="T14"/></text:p>
              </text:list-item>
              <text:list-item>
                <text:p>Crie uma função <text:span text:style-name="T13">media</text:span> que receba um array bidimensional <text:span text:style-name="T13">arr</text:span>, a quantidade de linhas <text:span text:style-name="T13">l</text:span>, a quantidade de colunas <text:span text:style-name="T13">c</text:span> ,e retorne a média entre todos os valores do arra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4.3</text:p>
          </draw:text-box>
        </draw:frame>
        <draw:frame presentation:style-name="pr8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Crie uma <text:span text:style-name="T17">struct</text:span> para guardar um ponto no espaço bi-dimensional com dois inteiros x e y.</text:p>
              </text:list-item>
              <text:list-item>
                <text:p>Crie uma função para preencher 1 ponto.</text:p>
              </text:list-item>
              <text:list-item>
                <text:p>Na <text:span text:style-name="T17">main</text:span>, crie um vetor com dez pontos.</text:p>
              </text:list-item>
              <text:list-item>
                <text:p>Crie uma função para preencher um vetor de pontos.</text:p>
              </text:list-item>
              <text:list-item>
                <text:p>Crie uma função que receba um vetor de pontos e retorne o ponto mais distante de (0,0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4cm" presentation:class="outline" presentation:user-transformed="true">
          <draw:text-box>
            <text:list text:style-name="L2">
              <text:list-header>
                <text:p xml:id="id15" text:id="id15"><text:span text:style-name="T7">char</text:span><text:span text:style-name="T8"> s1[] = “abc”;</text:span></text:p>
                <text:p xml:id="id16" text:id="id16"><text:span text:style-name="T7">char</text:span><text:span text:style-name="T8"> s2[] = “def”;</text:span></text:p>
                <text:p><text:span text:style-name="T8"/></text:p>
                <text:p xml:id="id18" text:id="id18"><text:span text:style-name="T7">printf</text:span><text:span text:style-name="T8">(“%s/%s\n”, s1, s2);</text:span></text:p>
                <text:p><text:span text:style-name="T8"/></text:p>
                <text:p xml:id="id19" text:id="id19"><text:span text:style-name="T7">printf</text:span><text:span text:style-name="T8">(“%d\n”, </text:span><text:span text:style-name="T7">strlen</text:span><text:span text:style-name="T8">(s1));</text:span></text:p>
                <text:p><text:span text:style-name="T8"/></text:p>
                <text:p xml:id="id20" text:id="id20"><text:span text:style-name="T7">printf</text:span><text:span text:style-name="T8">(“%d %d %d %d %d\n”,</text:span></text:p>
                <text:p xml:id="id21" text:id="id21"><text:span text:style-name="T8"><text:s text:c="7"/></text:span><text:span text:style-name="T8">s1[0],s1[1],s1[2],s1[3],s1[4]);</text:span></text:p>
              </text:list-header>
            </text:list>
          </draw:text-box>
        </draw:frame>
        <draw:frame draw:style-name="Default_5f_1" xml:id="id17" draw:id="id17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s1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5cm" presentation:class="outline" presentation:user-transformed="true">
          <draw:text-box>
            <text:list text:style-name="L2">
              <text:list-header>
                <text:p xml:id="id22" text:id="id22"><text:span text:style-name="T7">char</text:span><text:span text:style-name="T8"> s1[] = “abc”;</text:span></text:p>
                <text:p><text:span text:style-name="T8"/></text:p>
                <text:p xml:id="id23" text:id="id23"><text:span text:style-name="T7">char</text:span><text:span text:style-name="T8"> s2[4];</text:span></text:p>
                <text:p xml:id="id24" text:id="id24" text:style-name="P8"><text:span text:style-name="T7">char</text:span><text:span text:style-name="T8"> s2[0] = ‘a’;</text:span></text:p>
                <text:p xml:id="id25" text:id="id25" text:style-name="P8"><text:span text:style-name="T7">char</text:span><text:span text:style-name="T8"> s2[1] = ‘b’;</text:span></text:p>
                <text:p xml:id="id26" text:id="id26" text:style-name="P8"><text:span text:style-name="T7">char</text:span><text:span text:style-name="T8"> s2[2] = ‘c’;</text:span></text:p>
                <text:p xml:id="id27" text:id="id27" text:style-name="P8"><text:span text:style-name="T7">char</text:span><text:span text:style-name="T8"> s2[3] = ‘\0’; // 0</text:span></text:p>
                <text:p text:style-name="P8"><text:span text:style-name="T8"/></text:p>
                <text:p xml:id="id28" text:id="id28"><text:span text:style-name="T7">printf</text:span><text:span text:style-name="T8">(“%s/%s\n”, s1, s2);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4.4</text:p>
          </draw:text-box>
        </draw:frame>
        <draw:frame presentation:style-name="pr8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Implementar a função <text:span text:style-name="T13">strlen</text:span>: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Crie uma <text:span text:style-name="T17">struct</text:span> para guardar um ponto no espaço bi-dimensional com dois inteiros x e y.</text:p>
              </text:list-item>
              <text:list-item>
                <text:p>Crie uma função para preencher 1 ponto.</text:p>
              </text:list-item>
              <text:list-item>
                <text:p>Na <text:span text:style-name="T17">main</text:span>, crie um vetor com dez pontos.</text:p>
              </text:list-item>
              <text:list-item>
                <text:p>Crie uma função para preencher um vetor de pontos.</text:p>
              </text:list-item>
              <text:list-item>
                <text:p>Crie uma função que receba um vetor de pontos e retorne o ponto mais distante de (0,0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43</meta:editing-cycles>
    <meta:editing-duration>P59DT3H28M19S</meta:editing-duration>
    <meta:initial-creator>chico </meta:initial-creator>
    <dc:date>2018-07-16T14:41:22.995691594</dc:date>
    <meta:document-statistic meta:object-count="8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